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6">
      <style:paragraph-properties fo:margin-top="0in" fo:margin-bottom="0in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7">
      <style:paragraph-properties fo:margin-top="0in" fo:margin-bottom="0in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8">
      <style:paragraph-properties fo:margin-top="0in" fo:margin-bottom="0in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9">
      <style:paragraph-properties fo:margin-top="0in" fo:margin-bottom="0in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10">
      <style:paragraph-properties fo:margin-top="0in" fo:margin-bottom="0in" style:contextual-spacing="false"/>
    </style:style>
    <style:style style:name="P20" style:family="paragraph" style:parent-style-name="Text_20_body" style:list-style-name="L10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Housing and Living</text:span></text:h>
      <text:h text:style-name="Heading_20_4" text:outline-level="4"><text:span text:style-name="Strong_20_Emphasis">1. Types of Housing</text:span></text:h>
      <text:list text:style-name="L1">
        <text:list-item>
          <text:p text:style-name="P1"><text:span text:style-name="Strong_20_Emphasis">Detached Houses:</text:span> Single-family homes that stand alone on their own plot of land, offering privacy and outdoor space. </text:p>
        </text:list-item>
        <text:list-item>
          <text:p text:style-name="P1"><text:span text:style-name="Strong_20_Emphasis">Semi-Detached Houses:</text:span> Homes that share a wall with one neighboring house but have separate entrances and outdoor spaces. </text:p>
        </text:list-item>
        <text:list-item>
          <text:p text:style-name="P1"><text:span text:style-name="Strong_20_Emphasis">Terraced Houses:</text:span> Rows of identical or similar homes that share walls on both sides, common in urban areas. </text:p>
        </text:list-item>
        <text:list-item>
          <text:p text:style-name="P1"><text:span text:style-name="Strong_20_Emphasis">Apartments/Flats:</text:span> Self-contained living units in multi-story buildings, often in urban areas, offering shared facilities like elevators, parking, and security. </text:p>
        </text:list-item>
        <text:list-item>
          <text:p text:style-name="P1"><text:span text:style-name="Strong_20_Emphasis">Condos (Condominiums):</text:span> A type of apartment where individuals own their units but share ownership of communal spaces like hallways and amenities. </text:p>
        </text:list-item>
        <text:list-item>
          <text:p text:style-name="P1"><text:span text:style-name="Strong_20_Emphasis">Townhouses:</text:span> Multi-floor homes that are often narrower than detached houses, but with more vertical space, common in suburban and urban environments. </text:p>
        </text:list-item>
        <text:list-item>
          <text:p text:style-name="P2"><text:span text:style-name="Strong_20_Emphasis">Mobile Homes:</text:span> Prefabricated homes that are transportable and typically found in mobile home parks. </text:p>
        </text:list-item>
      </text:list>
      <text:h text:style-name="Heading_20_4" text:outline-level="4"><text:span text:style-name="Strong_20_Emphasis">2. Housing Styles Around the World</text:span></text:h>
      <text:list text:style-name="L2">
        <text:list-item>
          <text:p text:style-name="P3"><text:span text:style-name="Strong_20_Emphasis">Modern/Contemporary:</text:span> Features open-plan designs, large windows, minimalist décor, and eco-friendly materials, popular in cities. </text:p>
        </text:list-item>
        <text:list-item>
          <text:p text:style-name="P3"><text:span text:style-name="Strong_20_Emphasis">Traditional:</text:span> Reflects local heritage and culture, often with distinct architectural elements, such as colonial, Mediterranean, or Victorian styles. </text:p>
        </text:list-item>
        <text:list-item>
          <text:p text:style-name="P3"><text:span text:style-name="Strong_20_Emphasis">Futuristic:</text:span> Incorporates cutting-edge technology, eco-friendly systems, and innovative designs, such as smart homes with automated features. </text:p>
        </text:list-item>
        <text:list-item>
          <text:p text:style-name="P3"><text:span text:style-name="Strong_20_Emphasis">Rustic/Country Homes:</text:span> Typically made of natural materials like wood and stone, and often found in rural areas, reflecting a cozy, countryside aesthetic. </text:p>
        </text:list-item>
        <text:list-item>
          <text:p text:style-name="P4"><text:span text:style-name="Strong_20_Emphasis">Apartment Living in High-Rise Buildings:</text:span> Common in densely populated urban areas, offering efficient use of space and extensive amenities. </text:p>
        </text:list-item>
      </text:list>
      <text:h text:style-name="Heading_20_4" text:outline-level="4"><text:span text:style-name="Strong_20_Emphasis">3. Key Considerations When Choosing Housing</text:span></text:h>
      <text:list text:style-name="L3">
        <text:list-item>
          <text:p text:style-name="P5"><text:span text:style-name="Strong_20_Emphasis">Location:</text:span> Proximity to work, schools, transportation, shopping centers, and recreational facilities are essential factors to consider. </text:p>
        </text:list-item>
        <text:list-item>
          <text:p text:style-name="P5"><text:span text:style-name="Strong_20_Emphasis">Size:</text:span> The number of bedrooms, bathrooms, and living spaces in a home should accommodate the needs of the residents. </text:p>
        </text:list-item>
        <text:list-item>
          <text:p text:style-name="P5"><text:span text:style-name="Strong_20_Emphasis">Affordability:</text:span> Housing costs vary based on location, size, and style, so budget constraints often play a key role in decision-making. </text:p>
        </text:list-item>
        <text:list-item>
          <text:p text:style-name="P5"><text:span text:style-name="Strong_20_Emphasis">Amenities:</text:span> Availability of extra facilities like parking, garden space, gyms, swimming pools, and proximity to parks or public transportation. </text:p>
        </text:list-item>
        <text:list-item>
          <text:p text:style-name="P6"><text:span text:style-name="Strong_20_Emphasis">Safety and Security:</text:span> Living in a safe neighborhood, having security systems in place, and proximity to emergency services can influence housing choices. </text:p>
        </text:list-item>
      </text:list>
      <text:h text:style-name="Heading_20_4" text:outline-level="4"><text:soft-page-break/><text:span text:style-name="Strong_20_Emphasis">4. Renting vs. Buying</text:span></text:h>
      <text:list text:style-name="L4">
        <text:list-item>
          <text:p text:style-name="P7"><text:span text:style-name="Strong_20_Emphasis">Renting:</text:span> </text:p>
          <text:list>
            <text:list-item>
              <text:p text:style-name="P7"><text:span text:style-name="Strong_20_Emphasis">Advantages:</text:span> Flexibility to move, lower upfront costs, no long-term commitment, and maintenance is typically handled by the landlord. </text:p>
            </text:list-item>
            <text:list-item>
              <text:p text:style-name="P7"><text:span text:style-name="Strong_20_Emphasis">Disadvantages:</text:span> No property ownership or equity building, potential for rent increases, and limited control over the property. </text:p>
            </text:list-item>
          </text:list>
        </text:list-item>
        <text:list-item>
          <text:p text:style-name="P7"><text:span text:style-name="Strong_20_Emphasis">Buying:</text:span> </text:p>
          <text:list>
            <text:list-item>
              <text:p text:style-name="P7"><text:span text:style-name="Strong_20_Emphasis">Advantages:</text:span> Ownership of the property, potential appreciation in value, and the ability to modify and renovate the home as desired. </text:p>
            </text:list-item>
            <text:list-item>
              <text:p text:style-name="P8"><text:span text:style-name="Strong_20_Emphasis">Disadvantages:</text:span> Large upfront costs (down payment, closing costs), mortgage payments, property taxes, and maintenance responsibilities. </text:p>
            </text:list-item>
          </text:list>
        </text:list-item>
      </text:list>
      <text:h text:style-name="Heading_20_4" text:outline-level="4"><text:span text:style-name="Strong_20_Emphasis">5. Homeownership and Real Estate</text:span></text:h>
      <text:list text:style-name="L5">
        <text:list-item>
          <text:p text:style-name="P9"><text:span text:style-name="Strong_20_Emphasis">Mortgage:</text:span> A long-term loan used to purchase property, typically requiring a down payment and repayment with interest over several years. </text:p>
        </text:list-item>
        <text:list-item>
          <text:p text:style-name="P9"><text:span text:style-name="Strong_20_Emphasis">Property Taxes:</text:span> Taxes paid to local or national governments, based on the value of the property, which fund public services and infrastructure. </text:p>
        </text:list-item>
        <text:list-item>
          <text:p text:style-name="P9"><text:span text:style-name="Strong_20_Emphasis">Maintenance and Repairs:</text:span> Homeowners are responsible for maintaining and repairing the property, including plumbing, electrical, and roofing issues. </text:p>
        </text:list-item>
        <text:list-item>
          <text:p text:style-name="P10"><text:span text:style-name="Strong_20_Emphasis">Real Estate Market:</text:span> The market fluctuates based on economic conditions, interest rates, and demand for housing, affecting property values and availability. </text:p>
        </text:list-item>
      </text:list>
      <text:h text:style-name="Heading_20_4" text:outline-level="4"><text:span text:style-name="Strong_20_Emphasis">6. Trends in Housing</text:span></text:h>
      <text:list text:style-name="L6">
        <text:list-item>
          <text:p text:style-name="P11"><text:span text:style-name="Strong_20_Emphasis">Sustainable Housing:</text:span> Focus on energy-efficient buildings, solar panels, eco-friendly materials, and water-saving technologies to reduce the environmental impact of homes. </text:p>
        </text:list-item>
        <text:list-item>
          <text:p text:style-name="P11"><text:span text:style-name="Strong_20_Emphasis">Smart Homes:</text:span> Incorporating technology such as voice-controlled devices, smart thermostats, and security cameras to enhance convenience and security. </text:p>
        </text:list-item>
        <text:list-item>
          <text:p text:style-name="P11"><text:span text:style-name="Strong_20_Emphasis">Tiny Homes:</text:span> A growing trend of downsizing to smaller, more affordable, and sustainable homes, often on wheels for mobility. </text:p>
        </text:list-item>
        <text:list-item>
          <text:p text:style-name="P11"><text:span text:style-name="Strong_20_Emphasis">Co-Living Spaces:</text:span> A communal living arrangement where individuals or groups share living spaces, such as kitchens and bathrooms, while having private bedrooms. </text:p>
        </text:list-item>
        <text:list-item>
          <text:p text:style-name="P12"><text:span text:style-name="Strong_20_Emphasis">Green Building:</text:span> Construction that prioritizes energy conservation, water efficiency, and sustainable materials, in line with environmental concerns. </text:p>
        </text:list-item>
      </text:list>
      <text:h text:style-name="Heading_20_4" text:outline-level="4"><text:span text:style-name="Strong_20_Emphasis">7. Social and Economic Impacts of Housing</text:span></text:h>
      <text:list text:style-name="L7">
        <text:list-item>
          <text:p text:style-name="P13"><text:span text:style-name="Strong_20_Emphasis">Urbanization:</text:span> The growth of cities has led to more apartment living and high-density housing, resulting in challenges such as congestion and the need for better infrastructure. </text:p>
        </text:list-item>
        <text:list-item>
          <text:p text:style-name="P13"><text:span text:style-name="Strong_20_Emphasis">Housing Inequality:</text:span> In many regions, there is a growing gap between the demand for affordable housing and available supply, resulting in issues like homelessness and housing insecurity. </text:p>
        </text:list-item>
        <text:list-item>
          <text:p text:style-name="P13"><text:span text:style-name="Strong_20_Emphasis">Gentrification:</text:span> The process where wealthier individuals move into previously lower-income neighborhoods, leading to rising property values and displacement of long-term residents. </text:p>
        </text:list-item>
        <text:list-item>
          <text:p text:style-name="P14"><text:soft-page-break/><text:span text:style-name="Strong_20_Emphasis">Affordable Housing:</text:span> The availability of housing options that are affordable to people with low or moderate incomes, a critical issue in many cities worldwide. </text:p>
        </text:list-item>
      </text:list>
      <text:h text:style-name="Heading_20_4" text:outline-level="4"><text:span text:style-name="Strong_20_Emphasis">8. Housing and the Environment</text:span></text:h>
      <text:list text:style-name="L8">
        <text:list-item>
          <text:p text:style-name="P15"><text:span text:style-name="Strong_20_Emphasis">Energy Efficiency:</text:span> Implementing designs and technologies that reduce energy consumption, such as insulation, energy-efficient windows, and smart energy systems. </text:p>
        </text:list-item>
        <text:list-item>
          <text:p text:style-name="P15"><text:span text:style-name="Strong_20_Emphasis">Waste Reduction:</text:span> Strategies such as recycling, composting, and reducing the use of disposable materials to minimize the environmental impact of homes. </text:p>
        </text:list-item>
        <text:list-item>
          <text:p text:style-name="P16"><text:span text:style-name="Strong_20_Emphasis">Urban Green Spaces:</text:span> The incorporation of parks, gardens, and green rooftops in cities to enhance quality of life and reduce environmental harm. </text:p>
        </text:list-item>
      </text:list>
      <text:h text:style-name="Heading_20_4" text:outline-level="4"><text:span text:style-name="Strong_20_Emphasis">9. Living in Different Housing Types</text:span></text:h>
      <text:list text:style-name="L9">
        <text:list-item>
          <text:p text:style-name="P17"><text:span text:style-name="Strong_20_Emphasis">Apartment Living:</text:span> Often offers convenience and lower maintenance but can be cramped with limited outdoor space. Noise from neighbors and lack of privacy can be drawbacks. </text:p>
        </text:list-item>
        <text:list-item>
          <text:p text:style-name="P17"><text:span text:style-name="Strong_20_Emphasis">Suburban Homes:</text:span> These offer more space, yards, and a quieter environment, ideal for families, but often come with longer commutes to work and city centers. </text:p>
        </text:list-item>
        <text:list-item>
          <text:p text:style-name="P18"><text:span text:style-name="Strong_20_Emphasis">Rural Living:</text:span> Houses in rural areas offer more space and tranquility, but may lack access to amenities like schools, shopping, and medical services. </text:p>
        </text:list-item>
      </text:list>
      <text:h text:style-name="Heading_20_4" text:outline-level="4"><text:span text:style-name="Strong_20_Emphasis">10. Future of Housing</text:span></text:h>
      <text:list text:style-name="L10">
        <text:list-item>
          <text:p text:style-name="P19"><text:span text:style-name="Strong_20_Emphasis">Modular Homes:</text:span> Pre-fabricated homes that are manufactured in sections and assembled on-site, offering cost savings and faster construction times. </text:p>
        </text:list-item>
        <text:list-item>
          <text:p text:style-name="P19"><text:span text:style-name="Strong_20_Emphasis">Vertical Cities:</text:span> Due to limited land availability, skyscraper-like buildings may become more common, with entire neighborhoods in the sky. </text:p>
        </text:list-item>
        <text:list-item>
          <text:p text:style-name="P20"><text:span text:style-name="Strong_20_Emphasis">Smart Cities:</text:span> Integrating housing with smart technology to optimize energy use, traffic flow, waste management, and public services for sustainable urban living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8T20:20:21.039376000</meta:creation-date>
    <dc:date>2025-03-18T20:21:35.745654800</dc:date>
    <meta:editing-duration>PT1M14S</meta:editing-duration>
    <meta:editing-cycles>1</meta:editing-cycles>
    <meta:document-statistic meta:table-count="0" meta:image-count="0" meta:object-count="0" meta:page-count="3" meta:paragraph-count="56" meta:word-count="956" meta:character-count="6609" meta:non-whitespace-character-count="5710"/>
    <meta:generator>LibreOffice/25.2.1.2$Windows_X86_64 LibreOffice_project/d3abf4aee5fd705e4a92bba33a32f40bc4e56f49</meta:generator>
  </office:meta>
</office:document-meta>
</file>